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4.139cm" svg:height="8.999cm" svg:x="1.373cm" svg:y="3.504cm">
            <draw:object draw:notify-on-update-of-ranges="Feuille1.B1:Feuille1.E1 Feuille1.A5:Feuille1.A5 Feuille1.B5:Feuille1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004cm" svg:height="8.999cm" svg:x="16.25cm" svg:y="3.526cm">
            <draw:object draw:notify-on-update-of-ranges="Feuille1.B1:Feuille1.E1 Feuille1.A6:Feuille1.A6 Feuille1.B6:Feuille1.E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macbook pro</text:p>
          </table:table-cell>
          <table:table-cell office:value-type="string" calcext:value-type="string">
            <text:p>1.73GHz i7</text:p>
          </table:table-cell>
          <table:table-cell office:value-type="string" calcext:value-type="string">
            <text:p>2.13GHz Core2Duo E6400</text:p>
          </table:table-cell>
          <table:table-cell office:value-type="string" calcext:value-type="string">
            <text:p>raspberry pi</text:p>
          </table:table-cell>
          <table:table-cell/>
        </table:table-row>
        <table:table-row table:style-name="ro1">
          <table:table-cell office:value-type="string" calcext:value-type="string">
            <text:p>M score</text:p>
          </table:table-cell>
          <table:table-cell office:value-type="float" office:value="0.86" calcext:value-type="float">
            <text:p>0.86</text:p>
          </table:table-cell>
          <table:table-cell office:value-type="float" office:value="0.73" calcext:value-type="float">
            <text:p>0.73</text:p>
          </table:table-cell>
          <table:table-cell office:value-type="float" office:value="0.36" calcext:value-type="float">
            <text:p>0.3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ource : <text:a xlink:href="http://adereth.github.io/oneoff/mathematicamark9-20131231/" xlink:type="simple">http://adereth.github.io/oneoff/mathematicamark9-20131231/</text:a>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office:value-type="float" office:value="1299" calcext:value-type="float">
            <text:p>1299</text:p>
          </table:table-cell>
          <table:table-cell office:value-type="float" office:value="546" calcext:value-type="float">
            <text:p>546</text:p>
          </table:table-cell>
          <table:table-cell office:value-type="float" office:value="299" calcext:value-type="float">
            <text:p>29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urce : http://www.cpubenchmark.net/cpu.php?cpu=Intel+Core+i7+880+%40+3.07GHz&amp;id=833 and http://www.laptopspirit.fr/test-du-core-i7-820qm-presentation</text:p>
          </table:table-cell>
        </table:table-row>
        <table:table-row table:style-name="ro1">
          <table:table-cell office:value-type="string" calcext:value-type="string">
            <text:p>Watts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ource : http://en.wikipedia.org/wiki/List_of_CPU_power_dissipation_figures#Intel_Core_i5</text:p>
          </table:table-cell>
        </table:table-row>
        <table:table-row table:style-name="ro1">
          <table:table-cell office:value-type="string" calcext:value-type="string">
            <text:p>score/price</text:p>
          </table:table-cell>
          <table:table-cell table:formula="of:=[.B2]/[.B3]" office:value-type="float" office:value="0.000662047729022325" calcext:value-type="float">
            <text:p>0.0006620477</text:p>
          </table:table-cell>
          <table:table-cell table:formula="of:=[.C2]/[.C3]" office:value-type="float" office:value="0.00133699633699634" calcext:value-type="float">
            <text:p>0.0013369963</text:p>
          </table:table-cell>
          <table:table-cell table:formula="of:=[.D2]/[.D3]" office:value-type="float" office:value="0.00120401337792642" calcext:value-type="float">
            <text:p>0.0012040134</text:p>
          </table:table-cell>
          <table:table-cell table:formula="of:=[.E2]/[.E3]" office:value-type="float" office:value="0.000285714285714286" calcext:value-type="float">
            <text:p>0.0002857143</text:p>
          </table:table-cell>
          <table:table-cell/>
        </table:table-row>
        <table:table-row table:style-name="ro1">
          <table:table-cell office:value-type="string" calcext:value-type="string">
            <text:p>score/watts</text:p>
          </table:table-cell>
          <table:table-cell table:formula="of:=[.B2]/[.B4]" office:value-type="float" office:value="0.0043" calcext:value-type="float">
            <text:p>0.0043</text:p>
          </table:table-cell>
          <table:table-cell table:formula="of:=[.C2]/[.C4]" office:value-type="float" office:value="0.0162222222222222" calcext:value-type="float">
            <text:p>0.0162222222</text:p>
          </table:table-cell>
          <table:table-cell table:formula="of:=[.D2]/[.D4]" office:value-type="float" office:value="0.00553846153846154" calcext:value-type="float">
            <text:p>0.0055384615</text:p>
          </table:table-cell>
          <table:table-cell table:formula="of:=[.E2]/[.E4]" office:value-type="float" office:value="0.004" calcext:value-type="float">
            <text:p>0.0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1">00.00.0000</text:date>, <text:time style:data-style-name="N2" text:time-value="23:40:06.6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9T14:18:42.718000000</meta:creation-date>
    <dc:date>2014-12-31T15:41:49.349000000</dc:date>
    <meta:editing-duration>PT16H1M52S</meta:editing-duration>
    <meta:editing-cycles>3</meta:editing-cycles>
    <meta:generator>LibreOffice/4.2.6.3$Windows_x86 LibreOffice_project/3fd416d4c6db7d3204c17ce57a1d70f6e531ee21</meta:generator>
    <meta:document-statistic meta:table-count="1" meta:cell-count="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4cm" svg:height="9cm" xlink:href=".." xlink:type="simple" chart:class="chart:bar" chart:style-name="ch1">
        <chart:legend chart:legend-position="end" svg:x="11.692cm" svg:y="4.201cm" style:legend-expansion="high" chart:style-name="ch2"/>
        <chart:plot-area chart:style-name="ch3" table:cell-range-address="Feuille1.B1:Feuille1.E1 Feuille1.A5:Feuille1.E5" chart:data-source-has-labels="both" svg:x="1.293cm" svg:y="0.855cm" svg:width="9.835cm" svg:height="6.984cm">
          <chartooo:coordinate-region svg:x="2.576cm" svg:y="1.054cm" svg:width="8.552cm" svg:height="5.74cm"/>
          <chart:axis chart:dimension="x" chart:name="primary-x" chart:style-name="ch4" chartooo:axis-type="auto">
            <chartooo:date-scale/>
            <chart:title svg:x="5.425cm" svg:y="8.019cm" chart:style-name="ch5">
              <text:p>machines</text:p>
            </chart:title>
            <chart:categories table:cell-range-address="Feuille1.B1:Feuille1.E1"/>
          </chart:axis>
          <chart:axis chart:dimension="y" chart:name="primary-y" chart:style-name="ch6">
            <chart:title svg:x="0.451cm" svg:y="6.151cm" chart:style-name="ch7">
              <text:p>benchmark score / price</text:p>
            </chart:title>
            <chart:grid chart:style-name="ch8" chart:class="major"/>
          </chart:axis>
          <chart:series chart:style-name="ch9" chart:values-cell-range-address="Feuille1.B5:Feuille1.E5" chart:label-cell-address="Feuille1.A5:Feuille1.A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book pro</text:p>
                <draw:g>
                  <svg:desc>Feuille1.B1:Feuille1.E1</svg:desc>
                </draw:g>
              </table:table-cell>
              <table:table-cell office:value-type="string">
                <text:p>1.73GHz i7</text:p>
              </table:table-cell>
              <table:table-cell office:value-type="string">
                <text:p>2.13GHz Core2Duo E6400</text:p>
              </table:table-cell>
              <table:table-cell office:value-type="string">
                <text:p>raspberry pi</text:p>
              </table:table-cell>
            </table:table-row>
          </table:table-header-rows>
          <table:table-rows>
            <table:table-row>
              <table:table-cell office:value-type="string">
                <text:p>score/price</text:p>
                <draw:g>
                  <svg:desc>Feuille1.A5:Feuille1.A5</svg:desc>
                </draw:g>
              </table:table-cell>
              <table:table-cell office:value-type="float" office:value="0.000662047729022325">
                <text:p>0.000662047729022325</text:p>
                <draw:g>
                  <svg:desc>Feuille1.B5:Feuille1.E5</svg:desc>
                </draw:g>
              </table:table-cell>
              <table:table-cell office:value-type="float" office:value="0.00133699633699634">
                <text:p>0.00133699633699634</text:p>
              </table:table-cell>
              <table:table-cell office:value-type="float" office:value="0.00120401337792642">
                <text:p>0.00120401337792642</text:p>
              </table:table-cell>
              <table:table-cell office:value-type="float" office:value="0.000285714285714286">
                <text:p>0.00028571428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05cm" svg:height="9cm" xlink:href=".." xlink:type="simple" chart:class="chart:bar" chart:style-name="ch1">
        <chart:legend chart:legend-position="end" svg:x="11.477cm" svg:y="4.201cm" style:legend-expansion="high" chart:style-name="ch2"/>
        <chart:plot-area chart:style-name="ch3" table:cell-range-address="Feuille1.B1:Feuille1.E1 Feuille1.A6:Feuille1.E6" chart:data-source-has-labels="both" svg:x="1.291cm" svg:y="0.855cm" svg:width="9.626cm" svg:height="6.984cm">
          <chartooo:coordinate-region svg:x="2.389cm" svg:y="1.054cm" svg:width="8.528cm" svg:height="5.74cm"/>
          <chart:axis chart:dimension="x" chart:name="primary-x" chart:style-name="ch4" chartooo:axis-type="auto">
            <chartooo:date-scale/>
            <chart:title svg:x="5.319cm" svg:y="8.019cm" chart:style-name="ch5">
              <text:p>machines</text:p>
            </chart:title>
            <chart:categories table:cell-range-address="Feuille1.B1:Feuille1.E1"/>
          </chart:axis>
          <chart:axis chart:dimension="y" chart:name="primary-y" chart:style-name="ch6">
            <chart:title svg:x="0.451cm" svg:y="6.243cm" chart:style-name="ch7">
              <text:p>benchmark score / power</text:p>
            </chart:title>
            <chart:grid chart:style-name="ch8" chart:class="major"/>
          </chart:axis>
          <chart:series chart:style-name="ch9" chart:values-cell-range-address="Feuille1.B6:Feuille1.E6" chart:label-cell-address="Feuille1.A6:Feuille1.A6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book pro</text:p>
                <draw:g>
                  <svg:desc>Feuille1.B1:Feuille1.E1</svg:desc>
                </draw:g>
              </table:table-cell>
              <table:table-cell office:value-type="string">
                <text:p>1.73GHz i7</text:p>
              </table:table-cell>
              <table:table-cell office:value-type="string">
                <text:p>2.13GHz Core2Duo E6400</text:p>
              </table:table-cell>
              <table:table-cell office:value-type="string">
                <text:p>raspberry pi</text:p>
              </table:table-cell>
            </table:table-row>
          </table:table-header-rows>
          <table:table-rows>
            <table:table-row>
              <table:table-cell office:value-type="string">
                <text:p>score/watts</text:p>
                <draw:g>
                  <svg:desc>Feuille1.A6:Feuille1.A6</svg:desc>
                </draw:g>
              </table:table-cell>
              <table:table-cell office:value-type="float" office:value="0.0043">
                <text:p>0.0043</text:p>
                <draw:g>
                  <svg:desc>Feuille1.B6:Feuille1.E6</svg:desc>
                </draw:g>
              </table:table-cell>
              <table:table-cell office:value-type="float" office:value="0.0162222222222222">
                <text:p>0.0162222222222222</text:p>
              </table:table-cell>
              <table:table-cell office:value-type="float" office:value="0.00553846153846154">
                <text:p>0.00553846153846154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